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2728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Ratio</text:p>
          </table:table-cell>
          <table:table-cell table:number-columns-repeated="6"/>
          <table:table-cell office:value-type="float" office:value="0.9">
            <text:p>0.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9">07/29/2011</text:date>, <text:time>14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7-29T14:03:15</dc:date>
    <dc:creator>Christian Mader</dc:creator>
    <meta:editing-duration>P4DT16M17S</meta:editing-duration>
    <meta:editing-cycles>66</meta:editing-cycles>
    <meta:generator>LibreOffice/3.3$Unix LibreOffice_project/330m19$Build-301</meta:generator>
    <meta:document-statistic meta:table-count="3" meta:cell-count="142" meta:object-count="0"/>
  </office:meta>
</office:document-meta>
</file>